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weight="bold" officeooo:rsid="0012db85" officeooo:paragraph-rsid="0012db85" style:font-weight-asian="bold" style:font-weight-complex="bold"/>
    </style:style>
    <style:style style:name="P2" style:family="paragraph" style:parent-style-name="Standard">
      <style:text-properties style:font-name="Arial" fo:font-size="11pt" fo:font-weight="bold" officeooo:rsid="0012db85" officeooo:paragraph-rsid="0012db85" style:font-size-asian="11pt" style:font-weight-asian="bold" style:font-size-complex="11pt" style:font-weight-complex="bold"/>
    </style:style>
    <style:style style:name="P3" style:family="paragraph" style:parent-style-name="Standard">
      <style:text-properties style:font-name="Arial" fo:font-size="11pt" fo:font-weight="normal" officeooo:rsid="0015424b" officeooo:paragraph-rsid="0015424b" style:font-size-asian="11pt" style:font-weight-asian="normal" style:font-size-complex="11pt" style:font-weight-complex="normal"/>
    </style:style>
    <style:style style:name="P4" style:family="paragraph" style:parent-style-name="Standard">
      <style:text-properties style:font-name="Arial" fo:font-size="11pt" fo:font-weight="normal" officeooo:rsid="00162369" officeooo:paragraph-rsid="00162369" style:font-size-asian="11pt" style:font-weight-asian="normal" style:font-size-complex="11pt" style:font-weight-complex="normal"/>
    </style:style>
    <style:style style:name="P5" style:family="paragraph" style:parent-style-name="Standard">
      <style:text-properties style:font-name="Arial" fo:font-size="11pt" fo:font-weight="bold" officeooo:rsid="0012db85" officeooo:paragraph-rsid="0012db85" style:font-size-asian="11pt" style:font-weight-asian="bold" style:font-size-complex="11pt" style:font-weight-complex="bold"/>
    </style:style>
    <style:style style:name="P6" style:family="paragraph" style:parent-style-name="Standard">
      <style:text-properties style:font-name="Arial" fo:font-size="11pt" fo:font-weight="bold" officeooo:rsid="0012db85" officeooo:paragraph-rsid="0017a140" style:font-size-asian="11pt" style:font-weight-asian="bold" style:font-size-complex="11pt" style:font-weight-complex="bold"/>
    </style:style>
    <style:style style:name="P7" style:family="paragraph" style:parent-style-name="Standard">
      <style:text-properties style:font-name="Arial" fo:font-size="11pt" fo:font-weight="normal" officeooo:rsid="0012db85" officeooo:paragraph-rsid="0012db85" style:font-size-asian="11pt" style:font-weight-asian="normal" style:font-size-complex="11pt" style:font-weight-complex="normal"/>
    </style:style>
    <style:style style:name="P8" style:family="paragraph" style:parent-style-name="Standard">
      <style:text-properties style:font-name="Arial" fo:font-size="11pt" fo:font-weight="normal" officeooo:rsid="00169c7c" officeooo:paragraph-rsid="00169c7c" style:font-size-asian="11pt" style:font-weight-asian="normal" style:font-size-complex="11pt" style:font-weight-complex="normal"/>
    </style:style>
    <style:style style:name="P9" style:family="paragraph" style:parent-style-name="Standard">
      <style:text-properties style:font-name="Arial" fo:font-size="11pt" fo:font-weight="normal" officeooo:rsid="00169ef1" officeooo:paragraph-rsid="00169ef1" style:font-size-asian="11pt" style:font-weight-asian="normal" style:font-size-complex="11pt" style:font-weight-complex="normal"/>
    </style:style>
    <style:style style:name="P10" style:family="paragraph" style:parent-style-name="Standard">
      <style:text-properties style:font-name="Arial" fo:font-size="11pt" fo:font-weight="normal" officeooo:rsid="0017a140" officeooo:paragraph-rsid="0017a140" style:font-size-asian="11pt" style:font-weight-asian="normal" style:font-size-complex="11pt" style:font-weight-complex="normal"/>
    </style:style>
    <style:style style:name="P11" style:family="paragraph" style:parent-style-name="Standard">
      <style:text-properties style:font-name="Arial" fo:font-size="11pt" fo:font-weight="normal" officeooo:rsid="001804bd" officeooo:paragraph-rsid="001804bd" style:font-size-asian="11pt" style:font-weight-asian="normal" style:font-size-complex="11pt" style:font-weight-complex="normal"/>
    </style:style>
    <style:style style:name="P12" style:family="paragraph" style:parent-style-name="Standard">
      <style:text-properties style:font-name="Arial" fo:font-size="11pt" fo:font-weight="normal" officeooo:rsid="00183cc8" officeooo:paragraph-rsid="00183cc8" style:font-size-asian="11pt" style:font-weight-asian="normal" style:font-size-complex="11pt" style:font-weight-complex="normal"/>
    </style:style>
    <style:style style:name="T1" style:family="text">
      <style:text-properties fo:background-color="#f08080" loext:char-shading-value="0"/>
    </style:style>
    <style:style style:name="T2" style:family="text">
      <style:text-properties officeooo:rsid="00148284" fo:background-color="#f08080" loext:char-shading-value="0"/>
    </style:style>
    <style:style style:name="T3" style:family="text">
      <style:text-properties officeooo:rsid="00162369"/>
    </style:style>
    <style:style style:name="T4" style:family="text">
      <style:text-properties officeooo:rsid="0017a140"/>
    </style:style>
    <style:style style:name="T5" style:family="text">
      <style:text-properties fo:font-weight="normal" officeooo:rsid="0017a140" style:font-weight-asian="normal" style:font-weight-complex="normal"/>
    </style:style>
    <style:style style:name="T6" style:family="text">
      <style:text-properties fo:font-weight="normal" officeooo:rsid="001804bd" style:font-weight-asian="normal" style:font-weight-complex="normal"/>
    </style:style>
    <style:style style:name="T7" style:family="text">
      <style:text-properties officeooo:rsid="001804bd"/>
    </style:style>
    <style:style style:name="T8" style:family="text">
      <style:text-properties officeooo:rsid="0018b6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CTIVITATS TEM</text:span><text:span text:style-name="T2">A 9</text:span><text:span text:style-name="T1">.- EL CONTRACTE DE TREBALL</text:span></text:p>
      <text:p text:style-name="P1"/>
      <text:p text:style-name="P2">1. T'han proposat començar a treballar en una empresa amb un període de prova d'1 setmana durant la qual no cobraràs per estar a prova. L'empresa diu que si superes el període de prova llavors signareu el contracte. Són correctes les condicions d'aquest període de prova? (0,5)</text:p>
      <text:p text:style-name="P3">Les condicions proposades per l’empresa no son correctes, ja que els contractes de període de prova es cobren.</text:p>
      <text:p text:style-name="P2"/>
      <text:p text:style-name="P2">2. Has arribat a un acord verbal amb l'amo d'una empresa per a treballar 6 setmanes amb un contracte temporal eventual per circumstàncies de la producció. És legal l'acord de paraula en aquest cas?, per què?. (0,5)</text:p>
      <text:p text:style-name="P3">L’acord de paraula no es legal perquè<text:span text:style-name="T3"> la duració es superior a 4 setmanes i no es un contracte indefinit ordinari.</text:span></text:p>
      <text:p text:style-name="P2"/>
      <text:p text:style-name="P2">3. Un hospital privat ha de substituir a dues persones per diferents motius, d'una banda un administratiu que està de baixa per malaltia i la baixa de la qual es preveu llarga, i d'altra banda a l'encarregada de manteniment que acaba de donar a la llum i gaudirà del permís de maternitat de 16 setmanes. (1)</text:p>
      <text:p text:style-name="P2">a) Quin contracte es realitzarà amb els treballadors que substitueixen a l'administratiu i a l'encarregada de manteniment?, per què?</text:p>
      <text:p text:style-name="P2">b) Quina serà la duració del contracte de la persona que substituïsca a l'administratiu?</text:p>
      <text:p text:style-name="P4">Durará el temps que tarde el administratiu en recuperarse.</text:p>
      <text:p text:style-name="P4"/>
      <text:p text:style-name="P2">c) Quina indemnització tenen els substituts en finalitzar el seu contracte?</text:p>
      <text:p text:style-name="P4">Ninguna</text:p>
      <text:p text:style-name="P2"/>
      <text:p text:style-name="P2">4. Una empresa té molts més demanda de setembre a novembre, per la qual cosa necessitarà contractar a algú més durant 3 mesos. El seu salari serà de 40€/dia. (1)</text:p>
      <text:p text:style-name="P2"/>
      <text:p text:style-name="P2">a) Quin tipus de contracte pot realitzar l'empresa?, per què?.</text:p>
      <text:p text:style-name="P8">El contracte temporal eventual per circumstàncies de la producció. Un dels motius es: Situacions ocasionals, previsibles i que tinguen una duració reduïda i delimitada, utilitzar aquest contracte un màxim de 90 dies (no continuats) l'any natural, sense límit de treballadors.</text:p>
      <text:p text:style-name="P8"/>
      <text:p text:style-name="P2">b) Quina és la duració màxima que solen indicar els Convenis Col·lectius?</text:p>
      <text:p text:style-name="P8">Un màxim de 6 mesos en període de 12.</text:p>
      <text:p text:style-name="P8"/>
      <text:p text:style-name="P2">c) Quin import en euros cobrarà aquest treballador com a indemnització en finalitzar el contracte?</text:p>
      <text:p text:style-name="P8">Una indemnització de 12 dies per any</text:p>
      <text:p text:style-name="P2"/>
      <text:p text:style-name="P2">5. Una empresa de moda necessita contractar un informàtic perquè elabore una botiga en línia que li permeta vendre els seus productes en la web. La duració del contracte se sap que serà d'uns mesos però és impossible determinar exactament quin dia finalitzarà el contracte. El salari d'aquest treballador serà de 30 €/dia. (1)</text:p>
      <text:p text:style-name="P2"/>
      <text:p text:style-name="P2">a) Quin contracte es pot realitzar amb aquest treballador?</text:p>
      <text:p text:style-name="P9">Es podria realitzar un contracte <text:span text:style-name="T4">temporal d’obra i servei determinat</text:span>.</text:p>
      <text:p text:style-name="P9"/>
      <text:p text:style-name="P2">b) Què ha d'indicar el contracte sobre la duració?</text:p>
      <text:p text:style-name="P10">Durará el que haja de durar.</text:p>
      <text:p text:style-name="P9"/>
      <text:p text:style-name="P2">c) Si finalment el contracte dura 4 mesos quin serà l'import de la indemnització a la qual té dret aquest treballador?</text:p>
      <text:p text:style-name="P10">Res perquè el contracte del treballador no ha sigut superior a un any.</text:p>
      <text:p text:style-name="P2"/>
      <text:p text:style-name="P2"><text:soft-page-break/>6. Paloma porta encadenats diversos contractes temporals amb empreses del mateix grup: un contracte per obra de 12 mesos, un contracte eventual de 6 mesos i un altre contracte d'obra de 10 mesos. (0,5)</text:p>
      <text:p text:style-name="P2"/>
      <text:p text:style-name="P2">a) Pot Paloma reclamar la seua condició de fixa, per què?</text:p>
      <text:p text:style-name="P10">Si, perquè ha treballat un termini superior a vint-i-quatre mesos en un període de trenta mesos, per la mateixa empresa. Per tant adquirix la condició de persones treballadores fixes.</text:p>
      <text:p text:style-name="P10"/>
      <text:p text:style-name="P2">b) Si l'últim contracte haguera sigut d'interinitat l'afectaria en alguna cosa?</text:p>
      <text:p text:style-name="P6"><text:span text:style-name="T5">No, perquè la condició es haver estat contractada no depén del contracte fet.</text:span></text:p>
      <text:p text:style-name="P6"><text:tab/></text:p>
      <text:p text:style-name="P2">7. El divendres, l'empresa per a la qual has treballat els últims 14 mesos amb un contracte temporal per obra o servei, et comunica que el dilluns finalitza el teu contracte. Quins drets et corresponen a la finalització del contracte?. (1)</text:p>
      <text:p text:style-name="P10">Han de notificar la terminació del contracte amb una antelació mínima de 15 dies i el treballador té dret a rebre una indemnització de dotze dies de salari per cada any de servei.</text:p>
      <text:p text:style-name="P2"/>
      <text:p text:style-name="P2">8. En finalitzar el cicle formatiu, una empresa vol contractar-te per a un lloc relacionat amb el teu nivell d'estudis, amb un contracte en pràctiques o amb un contracte per a la formació i l'aprenentatge. Quin d'aquests dos contractes hauria d'oferir-te?, per què?. (0,5)</text:p>
      <text:p text:style-name="P10">Hauria d’oferirme el contracte de pràctiques <text:span text:style-name="T7">ja que el contracte per a la formació i l’aprenentatge está destinat a qualificar a un treballador de la formació teòrica i pràctica necessària per a exercir un ofici.</text:span></text:p>
      <text:p text:style-name="P2"/>
      <text:p text:style-name="P2">9. Explica si hi ha algun error en els següents Contractes per a la Formació i l'Aprenentatge: (1)</text:p>
      <text:p text:style-name="P2">1) Persona de 28 anys sense titulació ni certificat de professionalitat. <text:span text:style-name="T6">Han de ser majors de 16 i menors de 25.</text:span></text:p>
      <text:p text:style-name="P2"><text:span text:style-name="T6"/></text:p>
      <text:p text:style-name="P2">2) Persona que fa 4 anys va treballar per a la mateixa empresa, ocupant el mateix lloc, durant un any i mig.</text:p>
      <text:p text:style-name="P7">No es podran celebrar contractes per a la formació i l'aprenentatge quan el lloc de treball</text:p>
      <text:p text:style-name="P7">corresponent al contracte haja sigut exercit amb anterioritat pel treballador en la mateixa</text:p>
      <text:p text:style-name="P7">empresa per temps superior a 12 mesos.</text:p>
      <text:p text:style-name="P7"/>
      <text:p text:style-name="P2">3) Persona amb una jornada de 40 hores/setmana, que rep formació teòrica 10 hores a la setmana.</text:p>
      <text:p text:style-name="P2"/>
      <text:p text:style-name="P2"/>
      <text:p text:style-name="P2">4) Contracte amb una duració de 3 mesos.</text:p>
      <text:p text:style-name="P11">El contracte ha de tindre una duració minima d’1 any i màxima 3 anys.</text:p>
      <text:p text:style-name="P11"/>
      <text:p text:style-name="P2">5) Persona que cobra durant el primer any 650€, sent el Salari Mínim Interprofessional de 965 € i dedicant-se a formació el 25% de la jornada.</text:p>
      <text:p text:style-name="P12">No pot cobrar per davall de la part proporcional del salari minim interprofesional, <text:span text:style-name="T8">hauria de cobrar 723.75 €</text:span>.</text:p>
      <text:p text:style-name="P2"/>
      <text:p text:style-name="P2">10. Explica si hi ha algun error en els següents Contractes en pràctiques: (1)</text:p>
      <text:p text:style-name="P2">1) Tècnic de 27 anys que va obtindre el títol al juny de 2014 i és contractat al gener de 2020.</text:p>
      <text:p text:style-name="P2">2) Persona a la qual li ofereixen un contracte per 6 mesos.</text:p>
      <text:p text:style-name="P2">3) Persona a la qual li ofereixen un contracte per 3 anys.</text:p>
      <text:p text:style-name="P2">4) Contracte a un Tècnic de Grau Superior amb un període de prova de 2 mesos.</text:p>
      <text:p text:style-name="P2">5) Contracte d'un any amb un salari de 750€, sent la retribució fixada en el Conveni per als treballadors que exerceixen el mateix lloc de 1.400€.</text:p>
      <text:p text:style-name="P2"/>
      <text:p text:style-name="P2"><text:soft-page-break/>11. Treballaràs a temps parcial mentre continues estudiant. La teua jornada serà de 4 hores al dia i 20 hores a la setmana, de dilluns a divendres. En el contracte has pactat realitzar un nombre d'hores complementàries que suposen el 30% de la teua jornada. (1)</text:p>
      <text:p text:style-name="P2"/>
      <text:p text:style-name="P2">a) Compleixes amb la jornada mínima exigida per a poder pactar la realització d'hores complementàries?, per què?</text:p>
      <text:p text:style-name="P2">b) Amb quina antelació mínima ha d'avisar-te l'empresa quan hages de realitzar hores complementàries?</text:p>
      <text:p text:style-name="P2">c) Quantes hores complementàries com a màxim pots fer a la setmana?</text:p>
      <text:p text:style-name="P2">d) Tens dret al fet que l'empresa et pague un complement per aqueixes hores complementàries?</text:p>
      <text:p text:style-name="P2"/>
      <text:p text:style-name="P2">12. A una treballadora la contractarà una *ETT durant 3 mesos per a treballar en una empresa com a programadora. Li han comunicat que les condicions seran les següents: (1)</text:p>
      <text:p text:style-name="P2">- Ha d'anar a l'empresa en la qual treballarà a signar el contracte i portar-lo després a la *ETT.</text:p>
      <text:p text:style-name="P2">- Com treballarà a través d'una *ETT ni té dret a vacances ni les cobrarà.</text:p>
      <text:p text:style-name="P2">- La *ETT es quedarà amb un 10% del seu salari pels serveis prestats.</text:p>
      <text:p text:style-name="P2">- A la finalització del contracte no té dret a indemnització perquè no ha arribat a treballar un any.</text:p>
      <text:p text:style-name="P2">Quines irregularitats s'estan cometent en aquest c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align="justify" style:justify-single-word="false" fo:text-indent="0in" style:auto-text-indent="fals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2:31:15.175737691</meta:creation-date>
    <dc:date>2022-02-18T20:31:08.325144732</dc:date>
    <meta:editing-duration>PT25M48S</meta:editing-duration>
    <meta:editing-cycles>4</meta:editing-cycles>
    <meta:generator>LibreOffice/6.4.7.2$Linux_X86_64 LibreOffice_project/40$Build-2</meta:generator>
    <meta:document-statistic meta:table-count="0" meta:image-count="0" meta:object-count="0" meta:page-count="3" meta:paragraph-count="63" meta:word-count="1225" meta:character-count="7093" meta:non-whitespace-character-count="5929"/>
  </office:meta>
</office:document-meta>
</file>